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6f87f" officeooo:paragraph-rsid="0016f8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Volume Marketing,</text:p>
      <text:p text:style-name="P1"/>
      <text:p text:style-name="P1">I am excited to hear of the opening you have for a Junior Developer. I am specifically interested in working for companies with an active in Creative Media </text:p>
      <text:p text:style-name="P1"/>
      <text:p text:style-name="P1">I have strong experience within the tech stack you describe, having worked on a multitude of projects from Jaguar Land Rover Connected Cars, to assisting the development of Shopware (an E-Commerce platform).</text:p>
      <text:p text:style-name="P1"/>
      <text:p text:style-name="P1">My ambition with applying to Volume, is that Volume can help me integrate more technical knowledge related to SEO, Website analytics (such as GA4/5) etc. In the future I would like to be a technical specialist within the marketing space who can understand and conceptualise Marketing Funnels. Such topics have been at the forefront of my thoughts this year after putting a lot of blood sweat and tears into my own brand – Scott A Dev (<text:a xlink:type="simple" xlink:href="https://www.linkedin.com/company/scott-web-dev/" text:style-name="Internet_20_link" text:visited-style-name="Visited_20_Internet_20_Link">https://www.linkedin.com/company/scott-web-dev/</text:a>), or (scottwebdev.net)</text:p>
      <text:p text:style-name="P1"/>
      <text:p text:style-name="P1">Kind Regards,</text:p>
      <text:p text:style-name="P1"/>
      <text:p text:style-name="P1">Scott Anders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2T20:57:13.289466000</meta:creation-date>
    <dc:date>2025-11-12T21:05:58.297091000</dc:date>
    <meta:editing-duration>PT8M46S</meta:editing-duration>
    <meta:editing-cycles>1</meta:editing-cycles>
    <meta:document-statistic meta:table-count="0" meta:image-count="0" meta:object-count="0" meta:page-count="1" meta:paragraph-count="6" meta:word-count="145" meta:character-count="917" meta:non-whitespace-character-count="776"/>
    <meta:generator>LibreOffice/25.8.2.2$MacOSX_AARCH64 LibreOffice_project/d401f2107ccab8f924a8e2df40f573aab7605b6f</meta:generator>
  </office:meta>
</office:document-meta>
</file>